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28.00pt" fo:font-weight="normal" fo:font-family="Constantia" style:font-family-asian="Constantia" style:font-family-complex="Constantia" fo:background-color="transparent" style:use-window-font-color="true"/>
    </style:style>
    <style:style style:name="T2" style:family="text">
      <style:text-properties fo:font-size="28.00pt" fo:font-weight="normal" fo:font-family="'Comic Sans MS'" style:font-family-asian="'Comic Sans MS'" style:font-family-complex="'Comic Sans MS'" fo:background-color="transparent" style:use-window-font-color="true"/>
    </style:style>
    <style:style style:name="T3" style:family="text">
      <style:text-properties fo:font-size="36.00pt" fo:font-weight="normal" fo:font-family="'Cambria Math'" style:font-family-asian="'Cambria Math'" style:font-family-complex="'Cambria Math'" fo:background-color="transparent" style:use-window-font-color="true" fo:font-style="italic"/>
    </style:style>
    <style:style style:name="T4" style:family="text">
      <style:text-properties fo:font-size="28.00pt" fo:font-weight="normal" fo:font-family="'Arial Black'" style:font-family-asian="'Arial Black'" style:font-family-complex="'Arial Black'" fo:background-color="transparent" style:use-window-font-color="true"/>
    </style:style>
    <style:style style:name="T5" style:family="text">
      <style:text-properties fo:font-size="20.00pt" fo:font-weight="normal" fo:font-family="'Times New Roman'" style:font-family-asian="'Times New Roman'" style:font-family-complex="'Times New Roman'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>Program no :7 </text:span></text:p>
      <text:p text:style-name="P1"><text:span text:style-name="T2">Made by :</text:span><text:span text:style-name="T3">YASH CHOUDHURY</text:span><text:span text:style-name="T4"/></text:p>
      <text:p text:style-name="P1"><text:span text:style-name="T5">/*program to prints multiplication table for number 1to5 (using for loop)*/</text:span></text:p>
      <text:p text:style-name="P1"><text:span text:style-name="T5"><text:s/>#include&lt;iostream.h&gt;</text:span></text:p>
      <text:p text:style-name="P1"><text:span text:style-name="T5"><text:s/>#include&lt;iomanip.h&gt;</text:span></text:p>
      <text:p text:style-name="P1"><text:span text:style-name="T5"><text:s/>void main ()</text:span></text:p>
      <text:p text:style-name="P1"><text:span text:style-name="T5"><text:s/>{</text:span></text:p>
      <text:p text:style-name="P1"><text:span text:style-name="T5"><text:s/>for(int count1=1;count1&lt;=5;count1++)</text:span></text:p>
      <text:p text:style-name="P1"><text:span text:style-name="T5"><text:s/>{</text:span></text:p>
      <text:p text:style-name="P1"><text:span text:style-name="T5"><text:s/>for (int count2=1;count2&lt;=5;count2++)</text:span></text:p>
      <text:p text:style-name="P1"><text:span text:style-name="T5"><text:s/>cout&lt;&lt;setw(5)&lt;&lt;count1*count2;</text:span></text:p>
      <text:p text:style-name="P1"><text:span text:style-name="T5"><text:s/>cout&lt;&lt;endl;</text:span></text:p>
      <text:p text:style-name="P1"><text:span text:style-name="T5"><text:s/>}</text:span></text:p>
      <text:p text:style-name="P1"><text:span text:style-name="T5"><text:s/>}</text:span></text:p>
      <text:p text:style-name="P1"><draw:frame text:anchor-type="as-char" svg:width="169.86mm" svg:height="95.51mm" style:rel-width="scale" style:rel-height="scale"><draw:object-ole xlink:href="OleObj1"/><draw:image xlink:href="ObjectReplacements/OleObj1"/></draw:frame><text:span text:style-name="T6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